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e075" officeooo:paragraph-rsid="0012e075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officeooo:rsid="0012e075" officeooo:paragraph-rsid="0012e075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paragraph-rsid="000e6075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e6075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8pt" officeooo:paragraph-rsid="000e6075" style:font-size-asian="8pt"/>
    </style:style>
    <style:style style:name="P6" style:family="paragraph" style:parent-style-name="Standard">
      <style:text-properties fo:font-size="10pt" officeooo:paragraph-rsid="000e6075" style:font-size-asian="10pt"/>
    </style:style>
    <style:style style:name="P7" style:family="paragraph" style:parent-style-name="Standard">
      <style:paragraph-properties fo:margin-left="2.6252in" fo:margin-right="0in" fo:text-indent="0in" style:auto-text-indent="false">
        <style:tab-stops>
          <style:tab-stop style:position="2.6252in"/>
        </style:tab-stops>
      </style:paragraph-properties>
      <style:text-properties fo:font-size="14pt" officeooo:paragraph-rsid="000e6075" style:font-size-asian="14pt" style:font-size-complex="14pt"/>
    </style:style>
    <style:style style:name="P8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officeooo:paragraph-rsid="000e6075"/>
    </style:style>
    <style:style style:name="P9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  <style:tab-stop style:position="3.6252in"/>
        </style:tab-stops>
      </style:paragraph-properties>
      <style:text-properties officeooo:paragraph-rsid="000e6075"/>
    </style:style>
    <style:style style:name="P10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14pt" officeooo:paragraph-rsid="000e6075" style:font-size-asian="14pt" style:font-name-complex="Times New Roman1" style:font-size-complex="14pt"/>
    </style:style>
    <style:style style:name="P11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8pt" officeooo:paragraph-rsid="000e6075" style:font-size-asian="8pt" style:font-name-complex="Times New Roman1"/>
    </style:style>
    <style:style style:name="P12" style:family="paragraph" style:parent-style-name="Text_20_body">
      <style:paragraph-properties fo:text-align="start" style:justify-single-word="false"/>
      <style:text-properties officeooo:paragraph-rsid="002c959a"/>
    </style:style>
    <style:style style:name="P13" style:family="paragraph" style:parent-style-name="Text_20_body">
      <style:paragraph-properties fo:line-height="150%"/>
      <style:text-properties officeooo:paragraph-rsid="001a49fe"/>
    </style:style>
    <style:style style:name="P14" style:family="paragraph" style:parent-style-name="Text_20_body">
      <style:paragraph-properties fo:line-height="150%"/>
      <style:text-properties officeooo:paragraph-rsid="002692c1"/>
    </style:style>
    <style:style style:name="P15" style:family="paragraph" style:parent-style-name="Text_20_body">
      <style:text-properties officeooo:rsid="0026996d" officeooo:paragraph-rsid="0026996d"/>
    </style:style>
    <style:style style:name="P16" style:family="paragraph" style:parent-style-name="Text_20_body">
      <style:text-properties officeooo:rsid="0026996d" officeooo:paragraph-rsid="0027c19f"/>
    </style:style>
    <style:style style:name="P17" style:family="paragraph" style:parent-style-name="Text_20_body">
      <style:paragraph-properties fo:text-align="start" style:justify-single-word="false"/>
      <style:text-properties officeooo:rsid="0027c19f" officeooo:paragraph-rsid="0027c19f"/>
    </style:style>
    <style:style style:name="P18" style:family="paragraph" style:parent-style-name="Text_20_body">
      <style:text-properties officeooo:rsid="002b1682" officeooo:paragraph-rsid="002b1682"/>
    </style:style>
    <style:style style:name="P19" style:family="paragraph" style:parent-style-name="Text_20_body">
      <style:text-properties officeooo:rsid="002c4a02" officeooo:paragraph-rsid="002c4a02"/>
    </style:style>
    <style:style style:name="P20" style:family="paragraph" style:parent-style-name="Text_20_body">
      <style:paragraph-properties fo:text-align="center" style:justify-single-word="false"/>
      <style:text-properties officeooo:rsid="002c4a02" officeooo:paragraph-rsid="002c4a02"/>
    </style:style>
    <style:style style:name="P21" style:family="paragraph" style:parent-style-name="Text_20_body">
      <style:paragraph-properties fo:text-align="start" style:justify-single-word="false"/>
      <style:text-properties officeooo:rsid="002c4a02" officeooo:paragraph-rsid="002c4a02"/>
    </style:style>
    <style:style style:name="P22" style:family="paragraph" style:parent-style-name="Text_20_body">
      <style:paragraph-properties fo:text-align="start" style:justify-single-word="false"/>
      <style:text-properties officeooo:rsid="002c4a02" officeooo:paragraph-rsid="002c959a"/>
    </style:style>
    <style:style style:name="P23" style:family="paragraph" style:parent-style-name="Text_20_body" style:master-page-name="">
      <style:paragraph-properties fo:margin-top="0in" fo:margin-bottom="0in" loext:contextual-spacing="false" fo:line-height="150%" style:page-number="auto"/>
      <style:text-properties officeooo:rsid="001e8f13" officeooo:paragraph-rsid="001e8f13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officeooo:paragraph-rsid="000e6075" style:font-size-asian="14pt" style:font-weight-asian="bold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paragraph-rsid="000e6075" style:font-size-asian="16pt" style:language-asian="ru" style:country-asian="RU" style:font-size-complex="16pt"/>
    </style:style>
    <style:style style:name="P26" style:family="paragraph" style:parent-style-name="Standard">
      <style:paragraph-properties fo:text-align="center" style:justify-single-word="false"/>
      <style:text-properties fo:font-size="8pt" officeooo:paragraph-rsid="000e6075" style:font-size-asian="8pt" style:language-asian="ru" style:country-asian="RU"/>
    </style:style>
    <style:style style:name="P27" style:family="paragraph" style:parent-style-name="Standard">
      <style:paragraph-properties fo:text-align="center" style:justify-single-word="false"/>
      <style:text-properties fo:font-size="8pt" officeooo:paragraph-rsid="000e6075" style:font-size-asian="8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0e6075" style:font-size-asian="14pt" style:font-name-complex="Times New Roman1" style:font-size-complex="14pt"/>
    </style:style>
    <style:style style:name="P29" style:family="paragraph" style:parent-style-name="Standard">
      <style:paragraph-properties fo:line-height="115%" fo:text-align="center" style:justify-single-word="false"/>
      <style:text-properties style:font-name="Times New Roman" fo:font-size="14pt" officeooo:paragraph-rsid="000e6075" style:font-size-asian="14pt" style:font-name-complex="Times New Roman1" style:font-size-complex="14pt"/>
    </style:style>
    <style:style style:name="P30" style:family="paragraph" style:parent-style-name="Standard">
      <style:text-properties fo:font-size="10pt" officeooo:paragraph-rsid="000e6075" style:font-size-asian="10pt"/>
    </style:style>
    <style:style style:name="P31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14pt" style:text-underline-style="solid" style:text-underline-width="auto" style:text-underline-color="font-color" officeooo:paragraph-rsid="000e6075" style:font-size-asian="14pt" style:font-name-complex="Times New Roman1" style:font-size-complex="14pt"/>
    </style:style>
    <style:style style:name="P32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14pt" officeooo:paragraph-rsid="000e6075" style:font-size-asian="14pt" style:font-name-complex="Times New Roman1" style:font-size-complex="14pt"/>
    </style:style>
    <style:style style:name="P33" style:family="paragraph" style:parent-style-name="Standard">
      <style:paragraph-properties fo:margin-left="2.6264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10pt" officeooo:paragraph-rsid="000e6075" style:font-size-asian="10pt" style:font-name-complex="Times New Roman1" style:font-size-complex="10pt"/>
    </style:style>
    <style:style style:name="P34" style:family="paragraph" style:parent-style-name="Text_20_body" style:list-style-name="L1">
      <style:paragraph-properties fo:line-height="150%"/>
      <style:text-properties officeooo:rsid="001e8f13" officeooo:paragraph-rsid="001e8f13"/>
    </style:style>
    <style:style style:name="P35" style:family="paragraph" style:parent-style-name="Text_20_body" style:list-style-name="L1">
      <style:paragraph-properties fo:line-height="150%"/>
      <style:text-properties style:font-name="Times new roman2" fo:font-size="14pt" officeooo:rsid="001e8f13" officeooo:paragraph-rsid="001e8f13" style:font-size-asian="12.25pt" style:font-size-complex="14pt"/>
    </style:style>
    <style:style style:name="P36" style:family="paragraph" style:parent-style-name="Text_20_body">
      <style:paragraph-properties fo:text-align="center" style:justify-single-word="false"/>
      <style:text-properties officeooo:rsid="0027c19f" officeooo:paragraph-rsid="0027c19f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2c959a" officeooo:paragraph-rsid="002c959a"/>
    </style:style>
    <style:style style:name="P38" style:family="paragraph" style:parent-style-name="Text_20_body">
      <style:paragraph-properties fo:text-align="start" style:justify-single-word="false"/>
      <style:text-properties officeooo:rsid="002c959a" officeooo:paragraph-rsid="002c959a"/>
    </style:style>
    <style:style style:name="P39" style:family="paragraph" style:parent-style-name="Text_20_body">
      <style:paragraph-properties fo:text-align="start" style:justify-single-word="false"/>
      <style:text-properties officeooo:rsid="002eb31f" officeooo:paragraph-rsid="002eb31f"/>
    </style:style>
    <style:style style:name="P40" style:family="paragraph" style:parent-style-name="Text_20_body">
      <style:text-properties officeooo:rsid="003071ce" officeooo:paragraph-rsid="003071ce"/>
    </style:style>
    <style:style style:name="P41" style:family="paragraph" style:parent-style-name="Text_20_body">
      <style:paragraph-properties fo:text-align="center" style:justify-single-word="false"/>
      <style:text-properties officeooo:rsid="002c4a02" officeooo:paragraph-rsid="003071ce"/>
    </style:style>
    <style:style style:name="P42" style:family="paragraph" style:parent-style-name="Text_20_body">
      <style:paragraph-properties fo:text-align="start" style:justify-single-word="false"/>
      <style:text-properties officeooo:rsid="003094ea" officeooo:paragraph-rsid="003094ea"/>
    </style:style>
    <style:style style:name="P43" style:family="paragraph" style:parent-style-name="Text_20_body" style:list-style-name="L3">
      <style:paragraph-properties fo:text-align="start" style:justify-single-word="false"/>
      <style:text-properties officeooo:rsid="003094ea" officeooo:paragraph-rsid="003094ea"/>
    </style:style>
    <style:style style:name="P44" style:family="paragraph" style:parent-style-name="Text_20_body" style:list-style-name="L3">
      <style:paragraph-properties fo:text-align="start" style:justify-single-word="false"/>
      <style:text-properties officeooo:rsid="00327384" officeooo:paragraph-rsid="00327384"/>
    </style:style>
    <style:style style:name="P45" style:family="paragraph" style:parent-style-name="Text_20_body">
      <style:paragraph-properties fo:text-align="start" style:justify-single-word="false"/>
      <style:text-properties officeooo:rsid="0033936a" officeooo:paragraph-rsid="0033936a"/>
    </style:style>
    <style:style style:name="P46" style:family="paragraph" style:parent-style-name="Text_20_body">
      <style:paragraph-properties fo:text-align="start" style:justify-single-word="false"/>
      <style:text-properties officeooo:rsid="00349351" officeooo:paragraph-rsid="00349351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4pt" officeooo:rsid="001e8f13" officeooo:paragraph-rsid="001e8f13" style:font-size-asian="12.25pt" style:font-size-complex="14pt"/>
    </style:style>
    <style:style style:name="P48" style:family="paragraph" style:parent-style-name="Text_20_body">
      <style:paragraph-properties fo:text-align="start" style:justify-single-word="false" fo:break-before="page"/>
      <style:text-properties officeooo:rsid="002c959a" officeooo:paragraph-rsid="002c959a"/>
    </style:style>
    <style:style style:name="P49" style:family="paragraph" style:parent-style-name="Heading_20_2">
      <style:paragraph-properties fo:line-height="150%"/>
    </style:style>
    <style:style style:name="P50" style:family="paragraph" style:parent-style-name="Heading_20_3">
      <style:paragraph-properties fo:line-height="150%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line-height="150%" fo:break-before="page"/>
    </style:style>
    <style:style style:name="T1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officeooo:rsid="000e6075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name="Times New Roman" fo:font-size="20pt" fo:font-weight="bold" officeooo:rsid="000e6075" style:font-size-asian="20pt" style:font-weight-asian="bold" style:font-name-complex="Times New Roman1" style:font-size-complex="20pt" style:font-weight-complex="bold"/>
    </style:style>
    <style:style style:name="T6" style:family="text">
      <style:text-properties style:font-name="Times new roman2" fo:font-size="14pt" style:font-size-asian="12.25pt" style:font-size-complex="14pt"/>
    </style:style>
    <style:style style:name="T7" style:family="text">
      <style:text-properties style:font-name="Times new roman2" fo:font-size="14pt" officeooo:rsid="001a49fe" style:font-size-asian="12.25pt" style:font-size-complex="14pt"/>
    </style:style>
    <style:style style:name="T8" style:family="text">
      <style:text-properties style:font-name="Times new roman2" fo:font-size="14pt" officeooo:rsid="001bde2b" style:font-size-asian="12.25pt" style:font-size-complex="14pt"/>
    </style:style>
    <style:style style:name="T9" style:family="text">
      <style:text-properties style:font-name="Times new roman2" fo:font-size="14pt" officeooo:rsid="001faf47" style:font-size-asian="12.25pt" style:font-size-complex="14pt"/>
    </style:style>
    <style:style style:name="T10" style:family="text">
      <style:text-properties officeooo:rsid="002432dc"/>
    </style:style>
    <style:style style:name="T11" style:family="text">
      <style:text-properties officeooo:rsid="0027c19f"/>
    </style:style>
    <style:style style:name="T12" style:family="text">
      <style:text-properties officeooo:rsid="00289055"/>
    </style:style>
    <style:style style:name="T13" style:family="text">
      <style:text-properties officeooo:rsid="002a4c28"/>
    </style:style>
    <style:style style:name="T14" style:family="text">
      <style:text-properties officeooo:rsid="002c4a02"/>
    </style:style>
    <style:style style:name="T15" style:family="text">
      <style:text-properties officeooo:rsid="002c959a"/>
    </style:style>
    <style:style style:name="T16" style:family="text">
      <style:text-properties officeooo:rsid="003071ce"/>
    </style:style>
    <style:style style:name="T17" style:family="text">
      <style:text-properties officeooo:rsid="00327384"/>
    </style:style>
    <style:style style:name="T18" style:family="text">
      <style:text-properties officeooo:rsid="0033936a"/>
    </style:style>
    <style:style style:name="T19" style:family="text">
      <style:text-properties officeooo:rsid="0035275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ЛЬВІВСЬКИЙ НАЦІОНАЛЬНИЙ УНІВЕРСИТЕТ ІМЕНІ ІВАНА ФРАНКА </text:p>
      <text:p text:style-name="P4"/>
      <text:p text:style-name="P4"/>
      <text:p text:style-name="P25">Факультет прикладної математики та інформатики</text:p>
      <text:p text:style-name="P26">(повне найменування <text:s/>назва факультету)</text:p>
      <text:p text:style-name="P26"/>
      <text:p text:style-name="P28">Кафедра дискретного аналізу та інтелектуальних систем</text:p>
      <text:p text:style-name="P5">(повна назва кафедри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5">ДИПЛОМНА </text:span><text:span text:style-name="T4">РОБОТА</text:span></text:p>
      <text:p text:style-name="P29"/>
      <text:p text:style-name="P29">ЗГОРТКОВІ НЕЙРОННІ МЕРЕЖІ ДЛЯ ЗАДАЧІ КЛАСИФІКАЦІЇ ЗОБРАЖЕНЬ</text:p>
      <text:p text:style-name="P7"/>
      <text:p text:style-name="P7"/>
      <text:p text:style-name="P7"/>
      <text:p text:style-name="P8"><text:span text:style-name="T3">Студента </text:span><text:span text:style-name="T2">4</text:span><text:span text:style-name="T3"> курсу, групи </text:span><text:span text:style-name="T1"><text:s text:c="2"/><text:tab/>ПМІ-</text:span><text:span text:style-name="T2">4</text:span><text:span text:style-name="T1">3<text:tab/>,</text:span></text:p>
      <text:p text:style-name="P9"><text:span text:style-name="T3">напряму підготовки </text:span><text:span text:style-name="T1"><text:s/><text:tab/><text:tab/>інформатика<text:tab/><text:tab/></text:span></text:p>
      <text:p text:style-name="P31"><text:s/><text:tab/><text:tab/><text:tab/><text:tab/>Баранова М.В<text:tab/><text:tab/><text:tab/></text:p>
      <text:p text:style-name="P33">(прізвище та ініціали)</text:p>
      <text:p text:style-name="P10"/>
      <text:p text:style-name="P8"><text:span text:style-name="T3">Керівник </text:span><text:span text:style-name="T1"><text:s text:c="2"/><text:tab/><text:tab/><text:tab/> </text:span></text:p>
      <text:p text:style-name="P31"><text:s text:c="48"/>ас. Квасниця Г. А. <text:s/></text:p>
      <text:p text:style-name="P33"><text:s text:c="10"/>(посада, вчене звання, науковий ступінь, прізвище та ініціали)</text:p>
      <text:p text:style-name="P11"/>
      <text:p text:style-name="P10"/>
      <text:p text:style-name="P10">Національна шкала ________________ </text:p>
      <text:p text:style-name="P10">Кількість балів: __________Оцінка: ECTS _____ </text:p>
      <text:p text:style-name="P6"/>
      <text:p text:style-name="P6"><text:s text:c="76"/></text:p>
      <text:p text:style-name="P6"/>
      <text:p text:style-name="P6"/>
      <text:p text:style-name="P6"/>
      <text:p text:style-name="P6"/>
      <text:p text:style-name="P3"/>
      <text:list xml:id="list199675646" text:style-name="Outline">
        <text:list-item>
          <text:h text:style-name="P51" text:outline-level="1">вступ</text:h>
        </text:list-item>
      </text:list>
      <text:p text:style-name="P13"><text:span text:style-name="T7">Людський зір – один з найпотужніших органів чуттів. Існують різні оцінки кількості інформації, що надходить через органи зору. В середньому більше 80%-90% інформації людина отримує шляхом перевторення енергії електромагнітного випромінювання світлового діапазону </text:span><text:span text:style-name="T8">та обробки цих сигналів мозком. За час еволюції зоровий апарт людини досягнув небачених висот: ми здатні розрізняти великі, дрібні предмети, відстані, пложення, взаємне розташування; здатні знаходити подібності та відмінності між предметами, проводити узагальнення лише по одному екземпляру. Варто також відмітити швидкість роботи людського зору: мозок здатен обробляти 11 мільйонів біт сенсорної інформації в секунду, 10 мільйонів з яких припадає на зоровий апарт. Насправді, це не є захмарним числом. Якщо порівняти з кількістю інформації типового сучасного зображення формату FullHD — це лише одне зображення на хвилину! Проте людське око здатне опрацьовувати до 100 “зображень” в секунду, розрізняючи дрібніші деталі, які непомітні на цифрових фотографіях. На сьогодні досить детально досліджено процес роботи людського ока, але процес опрацювання отриманої досі скриває багато таємниць. В еру науково-технічної революції все більше попиту отримує завдання автоматичного аналізу зображань. Прикладів застосування машинного опрацювання візуальної інформації безліч: аналіз камер спостережень, системи автоматичного управління машиною, аналіз рентгенівських знімків у медецині тощо. Сфера цих завдань отримала нахву — комп’ютерне бачення (англ. computer vision). Існує багато типових задач комп’ютерного бачення:</text:span></text:p>
      <text:list xml:id="list655472263" text:style-name="L1">
        <text:list-item>
          <text:p text:style-name="P34"><text:span text:style-name="T8">К</text:span><text:span text:style-name="T6">ласифікація зображення</text:span></text:p>
        </text:list-item>
        <text:list-item>
          <text:p text:style-name="P35">Пошук відомих об’єктів на зображення</text:p>
        </text:list-item>
        <text:list-item>
          <text:p text:style-name="P35">Сегментація зображення</text:p>
        </text:list-item>
        <text:list-item>
          <text:p text:style-name="P35">Генерація нових зображеньро</text:p>
        </text:list-item>
        <text:list-item>
          <text:p text:style-name="P35">Покращення якості зображення</text:p>
        </text:list-item>
        <text:list-item>
          <text:p text:style-name="P35"><text:soft-page-break/>Класифікація відео</text:p>
        </text:list-item>
        <text:list-item>
          <text:p text:style-name="P35">Локалізація об’єктів на відео в часовому та просторовому вимірах</text:p>
        </text:list-item>
        <text:list-item>
          <text:p text:style-name="P35">Реконструкція тривимірної сцени</text:p>
        </text:list-item>
      </text:list>
      <text:p text:style-name="P47">Основними критеріями оцінки завдань є якість роботи, та швидкість (обмеженість обчислювальних ресурсів). Задачі комп’ютерного бачення зазвичай аналізують послідовність зображень (відео), тому важливим критерієм є швидкість задля отримання результату без затримки та уникнення втрати часової інформації.</text:p>
      <text:p text:style-name="P23"><text:span text:style-name="T6"><text:tab/></text:span><text:span text:style-name="T9">Одним з найефективніших та виправданих застосувань комп’ютерного бачення початку 21-го століття — автономне водіння автомобіля. Є дуже багато критеріїв прийнятності цього проекту: надйність, точність, швидкість тощо. Слід також відмітити складність реалізації та велику кількість технічних деталей: розпізнавання автомобілів, дорожнього покриття, розмітки, перехресть, пішодів, світлофорів, знаків. Однією з особливостей інформації — характерні спотворення внаслідок швидкості (розмиття вналсдіок обмеженої витримки камер). Сучасні системи автономного водіння використовують багато додаткових приладів, робота яких базується не на аналізі візуальної інформації, проте це лише додаткове забезпечення.</text:span></text:p>
      <text:list xml:id="list210656863604899" text:continue-list="list199675646" text:style-name="Outline">
        <text:list-item>
          <text:h text:style-name="P52" text:outline-level="1">Розділ 1. <text:span text:style-name="T14">Підходи роботи із зображенням</text:span></text:h>
          <text:list>
            <text:list-item>
              <text:h text:style-name="P49" text:outline-level="2">1.1 <text:span text:style-name="T10">Розрізнавання зображень</text:span></text:h>
              <text:list>
                <text:list-item>
                  <text:h text:style-name="P50" text:outline-level="3">1.1.1 Постановка задачі</text:h>
                </text:list-item>
              </text:list>
            </text:list-item>
          </text:list>
        </text:list-item>
      </text:list>
      <text:p text:style-name="P14">Робота має <text:span text:style-name="T10">на меті дослідити сучасні підходи розпізнавання зображень та побудувати модель, яка здатна якісно класифікувати зображення дорожніх знаків низької якості. Вторинна вимога до проекту — швидкість роботи: проект повинен бути придатним до роботи в реальному часі, працювати без затримок.</text:span></text:p>
      <text:list xml:id="list210657551703280" text:continue-numbering="true" text:style-name="Outline">
        <text:list-item>
          <text:list>
            <text:list-item>
              <text:list>
                <text:list-item>
                  <text:h text:style-name="Heading_20_3" text:outline-level="3">1.1.2 Теоретичне підгрунтя роботи із зображенням</text:h>
                </text:list-item>
              </text:list>
            </text:list-item>
          </text:list>
        </text:list-item>
      </text:list>
      <text:p text:style-name="P16">Цифрове зображення — числова репрезентація двовимірного зображення. Зазвичай цифрове зображення дискретне. Дискретність зображення зумовлена обмеженнями технічного забезпечення камери. Бувай винятки, коли колір зображення є неперервним (колір здаається довжиною хвилі). Проте, такий тип потрібен лише у вузькоспеціалізованих завданнях, та в повсякденному житті не використовується. <text:span text:style-name="T11">В теорії зручно подавати зображення у вигляді матриці</text:span></text:p>
      <text:p text:style-name="P36"><draw:frame draw:style-name="fr1" draw:name="Object1" text:anchor-type="as-char" svg:y="-0.5035in" svg:width="1.9252in" svg:height="0.93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Елементи матриці <draw:frame draw:style-name="fr2" draw:name="Object2" text:anchor-type="as-char" svg:y="-0.1701in" svg:width="0.3126in" svg:height="0.2437in" draw:z-index="1"><draw:object xlink:href="./Object 2" xlink:type="simple" xlink:show="embed" xlink:actuate="onLoad"/><draw:image xlink:href="./ObjectReplacements/Object 2" xlink:type="simple" xlink:show="embed" xlink:actuate="onLoad"/></draw:frame>несуть інформацію про інтенсивність кольору у позиції <draw:frame draw:style-name="fr3" draw:name="Object3" text:anchor-type="as-char" svg:y="-0.1772in" svg:width="0.4634in" svg:height="0.2319in" draw:z-index="2"><draw:object xlink:href="./Object 3" xlink:type="simple" xlink:show="embed" xlink:actuate="onLoad"/><draw:image xlink:href="./ObjectReplacements/Object 3" xlink:type="simple" xlink:show="embed" xlink:actuate="onLoad"/></draw:frame>. Для випадку чорнобілого зображення елемнтами матриці достатньо взяти скалярні велечини. Для кольорового зображення необхідно вектор чисел. Кожен елемент відповідає за певний колір зображення. <text:s/>Цей вектори належить певному кольоровому простору. Зазвичай використовують кольоровий простір RGB — суміш червоного, зеленого та синього кольору. <text:span text:style-name="T12">Математичний вигляд зображення відкриває можливості використання усіх потужностей математичного апарату для задач комп’ютерного зору.</text:span></text:p>
      <text:list xml:id="list210658181458956" text:continue-numbering="true" text:style-name="Outline">
        <text:list-item>
          <text:list>
            <text:list-item>
              <text:list>
                <text:list-item>
                  <text:h text:style-name="Heading_20_3" text:outline-level="3">1.1.2 <text:s/>Класичні підходи класифікації зображень</text:h>
                </text:list-item>
              </text:list>
            </text:list-item>
          </text:list>
        </text:list-item>
      </text:list>
      <text:p text:style-name="P15">Калсичні способи класифікаї зображень полягають у розробці алгоритмів людиною. <text:span text:style-name="T13">Розробка таких алгоритмів вимагає досконалих знань предметної області (розуміння задачі та всіх можливих випадків). Наприклад, завдання розпізнавання шахової дошки часто вирішується за допомогою обрахунку похідних зображення та пошуку максимумів градієнтів: перехід від білої клітинки до чорної зумовлює різке зростання похідної. </text:span></text:p>
      <text:p text:style-name="P15"><text:soft-page-break/><text:tab/><text:span text:style-name="T13">Перевагою такого підходу є цілковите розуміння алгоритму та можливість грунтовного пояснення його результатів. Ця деталь є важливою у медичній сфері. Багато працюючих рішень для медичного обслоговування (автоматичне діагностування пацієнтів, наприклад) було відкинуто медиками, оскільки не було можливості обгрунтування діагнозу, хоч здебільшого він і був правильним. Іншою перевагою є практично безмежні можливості реалізації альтернативнх рішень підзадач, що може бути критичним на етапі покращення продуктивності проекту.</text:span></text:p>
      <text:p text:style-name="P18"><text:tab/>Великим недоліком класичних підходів розв’язування задач комп’ютерного зору є складність побудови таких алгоритмів для комплексних завдань. Пошука шахової дошки на зображення легко реалізується класичними засобами, оскільки шахова дошка складається з набору примітивних ознак. Проте, виділити такі ознаки для автомобілів є значно складнішим завданням з огляду на різноманітність кольору, форм, моделей автомобілів, різноманітних кутів огляду тощо. Зазвичай, решення таких складних завданнь досягається завдяки певним обмеженням (наприклад, статично зафіксована камера).</text:p>
      <text:list xml:id="list210656668075068" text:continue-numbering="true" text:style-name="Outline">
        <text:list-item>
          <text:list>
            <text:list-item>
              <text:list>
                <text:list-item>
                  <text:h text:style-name="Heading_20_3" text:outline-level="3">1.1.3 <text:s/><text:span text:style-name="T14">Машинне навчання</text:span></text:h>
                </text:list-item>
              </text:list>
            </text:list-item>
          </text:list>
        </text:list-item>
      </text:list>
      <text:p text:style-name="P19">Машинне навчання — клас методів штучного інтелекту, основним завданням яких не є пряме рішення задачі, а побудова алгоритму, який міг би вирішувати поставлене завдання. Побудова цього алгоритму базується на саитстичних моделях. Припустимо, ми маємо набір даних </text:p>
      <text:p text:style-name="P20"><draw:frame draw:style-name="fr1" draw:name="Object4" text:anchor-type="as-char" svg:y="-0.1728in" svg:width="1.3465in" svg:height="0.243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1">та анотації цих даних. Під анотаціями слід розуміти бажаний результат роботи алгоритму на наведених вище даних</text:p>
      <text:p text:style-name="P20"><draw:frame draw:style-name="fr1" draw:name="Object5" text:anchor-type="as-char" svg:y="-0.1728in" svg:width="1.4071in" svg:height="0.243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1">Оскільки вхідні дані — математичні об’єкти, цілком логічно буде побудувати наш алгоритм у вигляді функції від вхідних данних</text:p>
      <text:p text:style-name="P20"><draw:frame draw:style-name="fr1" draw:name="Object6" text:anchor-type="as-char" svg:y="-0.1772in" svg:width="1.0945in" svg:height="0.231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1">де <draw:frame draw:style-name="fr3" draw:name="Object7" text:anchor-type="as-char" svg:y="-0.1728in" svg:width="0.2217in" svg:height="0.2154in" draw:z-index="6"><draw:object xlink:href="./Object 7" xlink:type="simple" xlink:show="embed" xlink:actuate="onLoad"/><draw:image xlink:href="./ObjectReplacements/Object 7" xlink:type="simple" xlink:show="embed" xlink:actuate="onLoad"/></draw:frame><text:s/>- внутрішні параметри алгоритму. Сама функція алгоритму алгоритму зазвичай є сталою. Наприклад найпростіша одношарова нейронна мережа зводиться до матричного множенням та поелементного застосування нелінійної функції активації. Тобто, функція матиме вигляд</text:p>
      <text:p text:style-name="P20"><draw:frame draw:style-name="fr1" draw:name="Object8" text:anchor-type="as-char" svg:y="-0.1772in" svg:width="1.7528in" svg:height="0.231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8">функція <draw:frame draw:style-name="fr3" draw:name="Object9" text:anchor-type="as-char" svg:y="-0.1728in" svg:width="0.3882in" svg:height="0.2154in" draw:z-index="8"><draw:object xlink:href="./Object 9" xlink:type="simple" xlink:show="embed" xlink:actuate="onLoad"/><draw:image xlink:href="./ObjectReplacements/Object 9" xlink:type="simple" xlink:show="embed" xlink:actuate="onLoad"/></draw:frame><text:s/>- узагальнення функції <draw:frame draw:style-name="fr3" draw:name="Object10" text:anchor-type="as-char" svg:y="-0.1772in" svg:width="0.8445in" svg:height="0.2319in" draw:z-index="9"><draw:object xlink:href="./Object 10" xlink:type="simple" xlink:show="embed" xlink:actuate="onLoad"/><draw:image xlink:href="./ObjectReplacements/Object 10" xlink:type="simple" xlink:show="embed" xlink:actuate="onLoad"/></draw:frame><text:s text:c="2"/>на багатовимірні об’єкти шляхом <text:soft-page-break/>поелементого її застосування. </text:p>
      <text:p text:style-name="P38"><text:tab/><text:span text:style-name="T16">Машинне навчаня поділяється на дві категоріїї: навчання з вчителем та без вчителя. Найскладнішою задачею є автоматичний пошук параметрів </text:span><text:span text:style-name="T16"><draw:frame draw:style-name="fr4" draw:name="Object13" text:anchor-type="as-char" svg:y="-0.1728in" svg:width="0.2217in" svg:height="0.215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. Існує велика кількість алгоритмів здатних автоматично підбирати параметри, які б задовільняли певну задачу.</text:span></text:p>
      <text:list xml:id="list210656540593918" text:continue-numbering="true" text:style-name="Outline">
        <text:list-item>
          <text:list>
            <text:list-item>
              <text:list>
                <text:list-item>
                  <text:h text:style-name="Heading_20_3" text:outline-level="3">1.1.4 Машинне навчання без вчителя</text:h>
                </text:list-item>
              </text:list>
            </text:list-item>
          </text:list>
        </text:list-item>
      </text:list>
      <text:p text:style-name="P40">Нехай функція нашої моделі залежить від вхідних даних та внутрішніх параметрів</text:p>
      <text:p text:style-name="P41"><draw:frame draw:style-name="fr1" draw:name="Object12" text:anchor-type="as-char" svg:y="-0.1772in" svg:width="1.0945in" svg:height="0.231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2">Особливістю навчання без вчителя є те, що модель не потребує ніякої апріорної інформації про очікуваний результат. Іншими словами під час тренування використовується лише множина <draw:frame draw:style-name="fr4" draw:name="Object14" text:anchor-type="as-char" svg:y="-0.1728in" svg:width="1.3465in" svg:height="0.2437in" draw:z-index="13"><draw:object xlink:href="./Object 14" xlink:type="simple" xlink:show="embed" xlink:actuate="onLoad"/><draw:image xlink:href="./ObjectReplacements/Object 14" xlink:type="simple" xlink:show="embed" xlink:actuate="onLoad"/></draw:frame>. До машинного навчання без вчителя відноситься:</text:p>
      <text:list xml:id="list3347930514" text:style-name="L3">
        <text:list-item>
          <text:p text:style-name="P43">Кластеризація</text:p>
          <text:p text:style-name="P43">Основним завданням кластерного аналізу є розбиття даних на певні групи (кластери) так, щоб покласова варіанса було якомога меншою, а міжкласова навпаки — більшою. Приклади алгоритмів кластиризації: <text:s/><text:span text:style-name="T17">K-means, C-means, DBSCAN, Affinitty Propagation тощо. </text:span></text:p>
        </text:list-item>
        <text:list-item>
          <text:p text:style-name="P44">Розпінавання аномалій</text:p>
          <text:p text:style-name="P44">Розпізнавання аномалій вирішує завдання виділення з масиву даних таких елементів, які не підпорядковуються загальній структурі вхідних параметрів. Напоширенішою технікою розпізнавання аномалій є методи аналізу щільності.</text:p>
        </text:list-item>
        <text:list-item>
          <text:p text:style-name="P44">Зменшення розмірності</text:p>
          <text:p text:style-name="P44">Зазвичай робота з даними вимагає роботи з багатовимірними об’єктами. Чотривимірні об’єкти можна ще звізуалізувати як рух проекції тривимірного об’єкта в часі. Дані вищих розмірностей <text:span text:style-name="T18">важко репрезентувати графічно. Існують методи машиного навчання, які здатні апроксимувати багатовимірний простір іншим підпростором з меншої розмірністю так, щоб мінімізувати втрату інформації про об’єкт спостереження</text:span></text:p>
        </text:list-item>
      </text:list>
      <text:p text:style-name="P45">Є також змішаний тип — напівавтоматичне навчання. Найширшого застосування такий тип навчання набув у вигляді навчання з підкріпленням: коли очікуваний результат формально є, але неможливо виділити якусь частнину даних, які <text:soft-page-break/>впливають на результат. Результат в такому випадку формується в результаті комплескного аналізу даних. На сьогоднішній час найбільше прикладів є для навчання ігрових ботів різноманітних ігор.</text:p>
      <text:list xml:id="list210656975248319" text:continue-list="list210656540593918" text:style-name="Outline">
        <text:list-item>
          <text:list>
            <text:list-item>
              <text:list>
                <text:list-item>
                  <text:h text:style-name="Heading_20_3" text:outline-level="3">1.1.5 Машинне навчання з вчителем</text:h>
                </text:list-item>
              </text:list>
            </text:list-item>
          </text:list>
        </text:list-item>
      </text:list>
      <text:p text:style-name="P46">Класичне навчання з вчителем вимагає анотацій до всіх вхідних даних. Кожна анотація — це очікуваний, рпавильний результат для певного вхожу моделі. На сьогодні анотовані дані є чи не найбільшою проблемою машинного навчання. Не існує способу автоматичного анотації даних. З огляду на необхідність великих обсягів даних для машиного навчання — процес анотації вимагає велику кількість часу та коштів. Найпоширенішою реалізацією <text:span text:style-name="T19">навчання з вчителем є нейронні мережі.</text:span></text:p>
      <text:p text:style-name="P48"/>
      <text:p text:style-name="P12"><text:tab/>Існують різномантні вигляди абстрактної функції <draw:frame draw:style-name="fr3" draw:name="Object11" text:anchor-type="as-char" svg:y="-0.1728in" svg:width="0.172in" svg:height="0.2154in" draw:z-index="10"><draw:object xlink:href="./Object 11" xlink:type="simple" xlink:show="embed" xlink:actuate="onLoad"/><draw:image xlink:href="./ObjectReplacements/Object 11" xlink:type="simple" xlink:show="embed" xlink:actuate="onLoad"/></draw:frame>. <text:span text:style-name="T15">Наведемо деякі поширині приклади</text:span></text:p>
      <text:list xml:id="list3584373004" text:style-name="L2">
        <text:list-item>
          <text:p text:style-name="P37">Дерева рішень</text:p>
        </text:list-item>
        <text:list-item>
          <text:p text:style-name="P37">Згорткові нейронні мережі</text:p>
        </text:list-item>
        <text:list-item>
          <text:p text:style-name="P37">Рекурентні мережі</text:p>
        </text:list-item>
        <text:list-item>
          <text:p text:style-name="P37">Ансамблі нейронних мереж</text:p>
        </text:list-item>
      </text:list>
      <text:p text:style-name="P39">Найбільшого поширення та застосування здобули саме нейронні мережі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1665in" fo:margin-bottom="0.0835in" loext:contextual-spacing="false" style:shadow="non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Times new roman" fo:font-family="'Times new roman'" style:font-style-name="Regular" style:font-family-generic="roman"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in" style:type="center"/>
          <style:tab-stop style:position="6.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1665in" fo:margin-bottom="0.0835in" loext:contextual-spacing="false" fo:text-align="center" style:justify-single-word="false" style:page-number="auto"/>
      <style:text-properties fo:text-transform="uppercase" style:font-name="Times new roman1" fo:font-family="'Times new roman'" style:font-style-name="Bold" style:font-family-generic="roman" fo:font-size="14pt" fo:font-weight="bold" style:font-size-asian="130%" style:font-weight-asian="bold" style:font-size-complex="130%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5in" style:type="center"/>
          <style:tab-stop style:position="6.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in" fo:margin-bottom="0in" loext:contextual-spacing="false"/>
      <style:text-properties style:font-name="Times new roman" fo:font-family="'Times new roman'" style:font-style-name="Regular" style:font-family-generic="roman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in" fo:margin-right="0in" fo:margin-top="0in" fo:margin-bottom="0in" loext:contextual-spacing="false" fo:text-indent="0.4902in" style:auto-text-indent="false">
        <style:tab-stops/>
      </style:paragraph-properties>
      <style:text-properties style:font-name="Times new roman" fo:font-family="'Times new roman'" style:font-style-name="Regular" style:font-family-generic="roman" fo:font-size="14pt" fo:font-weight="normal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e075" officeooo:paragraph-rsid="0012e075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officeooo:rsid="0012e075" officeooo:paragraph-rsid="0012e075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9799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Львів - 2019</text:p>
      </style:footer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21:06:28.614595474</dc:date>
    <meta:editing-duration>PT1H53M11S</meta:editing-duration>
    <meta:editing-cycles>15</meta:editing-cycles>
    <meta:generator>LibreOffice/6.0.7.3$Linux_X86_64 LibreOffice_project/00m0$Build-3</meta:generator>
    <meta:document-statistic meta:table-count="0" meta:image-count="0" meta:object-count="14" meta:page-count="8" meta:paragraph-count="73" meta:word-count="1240" meta:character-count="10063" meta:non-whitespace-character-count="8713"/>
  </office:meta>
</office:document-meta>
</file>

<file path=Object 1/content.xml><?xml version="1.0" encoding="utf-8"?>
<math xmlns="http://www.w3.org/1998/Math/MathML" display="block">
  <semantics>
    <mstyle mathsize="14pt">
      <mrow>
        <mi>I</mi>
        <mo stretchy="false">=</mo>
        <mrow>
          <mo fence="true" stretchy="true">(</mo>
          <mrow>
            <mtable>
              <mtr>
                <mtd>
                  <msub>
                    <mi>i</mi>
                    <mn>1,1</mn>
                  </msub>
                </mtd>
                <mtd>
                  <msub>
                    <mi>i</mi>
                    <mn>1,2</mn>
                  </msub>
                </mtd>
                <mtd>
                  <mo stretchy="false">⋯</mo>
                </mtd>
                <mtd>
                  <msub>
                    <mi>l</mi>
                    <mrow>
                      <mn>1</mn>
                      <mi>,</mi>
                      <mi>n</mi>
                    </mrow>
                  </msub>
                </mtd>
              </mtr>
              <mtr>
                <mtd>
                  <msub>
                    <mi>i</mi>
                    <mn>2,1</mn>
                  </msub>
                </mtd>
                <mtd>
                  <msub>
                    <mi>i</mi>
                    <mn>2,2</mn>
                  </msub>
                </mtd>
                <mtd>
                  <mo stretchy="false">⋯</mo>
                </mtd>
                <mtd>
                  <msub>
                    <mi>l</mi>
                    <mrow>
                      <mn>2</mn>
                      <mi>,</mi>
                      <mi>n</mi>
                    </mrow>
                  </msub>
                </mtd>
              </mtr>
              <mtr>
                <mtd>
                  <mo stretchy="false">…</mo>
                </mtd>
                <mtd>
                  <mo stretchy="false">…</mo>
                </mtd>
                <mtd>
                  <mo stretchy="false">…</mo>
                </mtd>
                <mtd>
                  <mo stretchy="false">…</mo>
                </mtd>
              </mtr>
              <mtr>
                <mtd>
                  <msub>
                    <mi>i</mi>
                    <mrow>
                      <mi>m</mi>
                      <mi>,</mi>
                      <mn>1</mn>
                    </mrow>
                  </msub>
                </mtd>
                <mtd>
                  <msub>
                    <mi>i</mi>
                    <mrow>
                      <mi>m</mi>
                      <mi>,</mi>
                      <mn>2</mn>
                    </mrow>
                  </msub>
                </mtd>
                <mtd>
                  <mo stretchy="false">⋯</mo>
                </mtd>
                <mtd>
                  <msub>
                    <mi>l</mi>
                    <mrow>
                      <mi>m</mi>
                      <mi>,</mi>
                      <mi>n</mi>
                    </mrow>
                  </msub>
                </mtd>
              </mtr>
            </mtable>
          </mrow>
          <mo fence="true" stretchy="true">)</mo>
        </mrow>
      </mrow>
    </mstyle>
    <annotation encoding="StarMath 5.0">size 14 { I = left( 
matrix 
 {
	i_1,1 # i_1,2 # dotsaxis # l_{1,n} ##
	i_2,1 # i_2,2 # dotsaxis # l_{2,n} ##
	dotslow #  dotslow # dotslow  # dotslow ##
	i_{m,1} # i_{m,2} # dotsaxis # l_{m,n} 
	 
 }  
right) }</annotation>
  </semantics>
</math>
</file>

<file path=Object 10/content.xml><?xml version="1.0" encoding="utf-8"?>
<math xmlns="http://www.w3.org/1998/Math/MathML" display="block">
  <semantics>
    <mstyle mathsize="14pt">
      <mrow>
        <mi mathvariant="italic">max</mi>
        <mrow>
          <mo fence="true" stretchy="false">(</mo>
          <mrow>
            <mrow>
              <mn>0,</mn>
              <mi>x</mi>
            </mrow>
          </mrow>
          <mo fence="true" stretchy="false">)</mo>
        </mrow>
      </mrow>
    </mstyle>
    <annotation encoding="StarMath 5.0">size 14 { max(0, x) }</annotation>
  </semantics>
</math>
</file>

<file path=Object 11/content.xml><?xml version="1.0" encoding="utf-8"?>
<math xmlns="http://www.w3.org/1998/Math/MathML" display="block">
  <semantics>
    <mstyle mathsize="14pt">
      <mi>f</mi>
    </mstyle>
    <annotation encoding="StarMath 5.0">size 14 {f }</annotation>
  </semantics>
</math>
</file>

<file path=Object 12/content.xml><?xml version="1.0" encoding="utf-8"?>
<math xmlns="http://www.w3.org/1998/Math/MathML" display="block">
  <semantics>
    <mstyle mathsize="14pt">
      <mrow>
        <mi>f</mi>
        <mrow>
          <mrow>
            <mo fence="true" stretchy="false">(</mo>
            <mrow>
              <mrow>
                <mi>x</mi>
                <mi>'</mi>
                <mi>,</mi>
                <mover accent="true">
                  <mi>w</mi>
                  <mo stretchy="false">¯</mo>
                </mover>
              </mrow>
            </mrow>
            <mo fence="true" stretchy="false">)</mo>
          </mrow>
          <mo stretchy="false">=</mo>
          <mi>y</mi>
        </mrow>
        <mi>'</mi>
      </mrow>
    </mstyle>
    <annotation encoding="StarMath 5.0">size 14 { f(x', bar w) = y' }</annotation>
  </semantics>
</math>
</file>

<file path=Object 13/content.xml><?xml version="1.0" encoding="utf-8"?>
<math xmlns="http://www.w3.org/1998/Math/MathML" display="block">
  <semantics>
    <mstyle mathsize="14pt">
      <mover accent="true">
        <mi>w</mi>
        <mo stretchy="false">¯</mo>
      </mover>
    </mstyle>
    <annotation encoding="StarMath 5.0">size 14 {  bar w }</annotation>
  </semantics>
</math>
</file>

<file path=Object 14/content.xml><?xml version="1.0" encoding="utf-8"?>
<math xmlns="http://www.w3.org/1998/Math/MathML" display="block">
  <semantics>
    <mstyle mathsize="14pt">
      <mrow>
        <mrow>
          <mi>x</mi>
          <mo stretchy="false">=</mo>
          <mo stretchy="false">{</mo>
        </mrow>
        <msub>
          <mi>x</mi>
          <mn>1,</mn>
        </msub>
        <msub>
          <mi>x</mi>
          <mn>2,</mn>
        </msub>
        <mn>...</mn>
        <mi>,</mi>
        <msub>
          <mi>x</mi>
          <mi>n</mi>
        </msub>
        <mo stretchy="false">}</mo>
      </mrow>
    </mstyle>
    <annotation encoding="StarMath 5.0">size 14 { x = \{x_1, x_2, ..., x_n\} }</annotation>
  </semantics>
</math>
</file>

<file path=Object 2/content.xml><?xml version="1.0" encoding="utf-8"?>
<math xmlns="http://www.w3.org/1998/Math/MathML" display="block">
  <semantics>
    <mstyle mathsize="14pt">
      <msub>
        <mi>I</mi>
        <mrow>
          <mi>i</mi>
          <mi>,</mi>
          <mi>j</mi>
        </mrow>
      </msub>
    </mstyle>
    <annotation encoding="StarMath 5.0">size 14 { I_{i,j} }</annotation>
  </semantics>
</math>
</file>

<file path=Object 3/content.xml><?xml version="1.0" encoding="utf-8"?>
<math xmlns="http://www.w3.org/1998/Math/MathML" display="block">
  <semantics>
    <mstyle mathsize="14pt">
      <mrow>
        <mo fence="true" stretchy="false">(</mo>
        <mrow>
          <mrow>
            <mi>i</mi>
            <mi>,</mi>
            <mi>j</mi>
          </mrow>
        </mrow>
        <mo fence="true" stretchy="false">)</mo>
      </mrow>
    </mstyle>
    <annotation encoding="StarMath 5.0">size 14 { (i,j) }</annotation>
  </semantics>
</math>
</file>

<file path=Object 4/content.xml><?xml version="1.0" encoding="utf-8"?>
<math xmlns="http://www.w3.org/1998/Math/MathML" display="block">
  <semantics>
    <mstyle mathsize="14pt">
      <mrow>
        <mrow>
          <mi>x</mi>
          <mo stretchy="false">=</mo>
          <mo stretchy="false">{</mo>
        </mrow>
        <msub>
          <mi>x</mi>
          <mn>1,</mn>
        </msub>
        <msub>
          <mi>x</mi>
          <mn>2,</mn>
        </msub>
        <mn>...</mn>
        <mi>,</mi>
        <msub>
          <mi>x</mi>
          <mi>n</mi>
        </msub>
        <mo stretchy="false">}</mo>
      </mrow>
    </mstyle>
    <annotation encoding="StarMath 5.0">size 14 { x= \{x_1, x_2, ..., x_n\} }</annotation>
  </semantics>
</math>
</file>

<file path=Object 5/content.xml><?xml version="1.0" encoding="utf-8"?>
<math xmlns="http://www.w3.org/1998/Math/MathML" display="block">
  <semantics>
    <mstyle mathsize="14pt">
      <mrow>
        <mrow>
          <mi>y</mi>
          <mo stretchy="false">=</mo>
          <mo stretchy="false">{</mo>
        </mrow>
        <msub>
          <mi>y</mi>
          <mn>1,</mn>
        </msub>
        <msub>
          <mi>y</mi>
          <mn>2,</mn>
        </msub>
        <mn>...</mn>
        <mi>,</mi>
        <msub>
          <mi>y</mi>
          <mn>3</mn>
        </msub>
        <mo stretchy="false">}</mo>
      </mrow>
    </mstyle>
    <annotation encoding="StarMath 5.0">size 14 { y = \{y_1, y_2, ..., y_3 \} }</annotation>
  </semantics>
</math>
</file>

<file path=Object 6/content.xml><?xml version="1.0" encoding="utf-8"?>
<math xmlns="http://www.w3.org/1998/Math/MathML" display="block">
  <semantics>
    <mstyle mathsize="14pt">
      <mrow>
        <mi>f</mi>
        <mrow>
          <mrow>
            <mo fence="true" stretchy="false">(</mo>
            <mrow>
              <mrow>
                <mi>x</mi>
                <mi>'</mi>
                <mi>,</mi>
                <mover accent="true">
                  <mi>w</mi>
                  <mo stretchy="false">¯</mo>
                </mover>
              </mrow>
            </mrow>
            <mo fence="true" stretchy="false">)</mo>
          </mrow>
          <mo stretchy="false">=</mo>
          <mi>y</mi>
        </mrow>
        <mi>'</mi>
      </mrow>
    </mstyle>
    <annotation encoding="StarMath 5.0">size 14 { f(x', bar w) = y' }</annotation>
  </semantics>
</math>
</file>

<file path=Object 7/content.xml><?xml version="1.0" encoding="utf-8"?>
<math xmlns="http://www.w3.org/1998/Math/MathML" display="block">
  <semantics>
    <mstyle mathsize="14pt">
      <mover accent="true">
        <mi>w</mi>
        <mo stretchy="false">¯</mo>
      </mover>
    </mstyle>
    <annotation encoding="StarMath 5.0">size 14 {  bar w }</annotation>
  </semantics>
</math>
</file>

<file path=Object 8/content.xml><?xml version="1.0" encoding="utf-8"?>
<math xmlns="http://www.w3.org/1998/Math/MathML" display="block">
  <semantics>
    <mstyle mathsize="14pt">
      <mrow>
        <mi>f</mi>
        <mrow>
          <mrow>
            <mo fence="true" stretchy="false">(</mo>
            <mrow>
              <mrow>
                <mi>x</mi>
                <mi>'</mi>
                <mi>,</mi>
                <mover accent="true">
                  <mi>w</mi>
                  <mo stretchy="false">¯</mo>
                </mover>
              </mrow>
            </mrow>
            <mo fence="true" stretchy="false">)</mo>
          </mrow>
          <mo stretchy="false">=</mo>
          <mi mathvariant="italic">relu</mi>
        </mrow>
        <mrow>
          <mo fence="true" stretchy="false">(</mo>
          <mrow>
            <mrow>
              <mi>x</mi>
              <mrow>
                <mi>'</mi>
                <mo stretchy="false">⋅</mo>
                <mover accent="true">
                  <mi>w</mi>
                  <mo stretchy="false">¯</mo>
                </mover>
              </mrow>
            </mrow>
          </mrow>
          <mo fence="true" stretchy="false">)</mo>
        </mrow>
      </mrow>
    </mstyle>
    <annotation encoding="StarMath 5.0">size 14 { f(x', bar w) = relu(x' cdot bar w) }</annotation>
  </semantics>
</math>
</file>

<file path=Object 9/content.xml><?xml version="1.0" encoding="utf-8"?>
<math xmlns="http://www.w3.org/1998/Math/MathML" display="block">
  <semantics>
    <mstyle mathsize="14pt">
      <mi mathvariant="italic">relu</mi>
    </mstyle>
    <annotation encoding="StarMath 5.0">size 14 { relu }</annotation>
  </semantics>
</math>
</file>